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ac5a" officeooo:paragraph-rsid="0004ac5a"/>
    </style:style>
    <style:style style:name="P2" style:family="paragraph" style:parent-style-name="Title">
      <style:text-properties officeooo:rsid="0004ac5a" officeooo:paragraph-rsid="0004a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tic Algorithm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00:32:44.774000000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7.2.5.2$Windows_X86_64 LibreOffice_project/499f9727c189e6ef3471021d6132d4c694f357e5</meta:generator>
  </office:meta>
</office:document-meta>
</file>